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P3" style:family="paragraph" style:parent-style-name="Standard">
      <style:text-properties style:font-name="Arial" fo:font-weight="normal" officeooo:rsid="001030fc" officeooo:paragraph-rsid="001030fc" style:font-weight-asian="normal" style:font-weight-complex="normal"/>
    </style:style>
    <style:style style:name="P4" style:family="paragraph" style:parent-style-name="Standard">
      <style:text-properties style:font-name="Arial" officeooo:rsid="001030fc" officeooo:paragraph-rsid="001030fc"/>
    </style:style>
    <style:style style:name="P5" style:family="paragraph" style:parent-style-name="Standard">
      <style:text-properties style:font-name="Arial" officeooo:rsid="0010f3cf" officeooo:paragraph-rsid="0010f3c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sian Noodles</text:span></text:p>
      <text:p text:style-name="P1"><text:tab/></text:p>
      <text:p text:style-name="P1"/>
      <text:p text:style-name="P1"><text:span text:style-name="T2">Amount</text:span><text:tab/><text:tab/><text:span text:style-name="T2">Ingredient</text:span></text:p>
      <text:p text:style-name="P4">1<text:tab/><text:tab/><text:tab/>egg</text:p>
      <text:p text:style-name="P4">¾ cup<text:tab/><text:tab/><text:tab/>flour</text:p>
      <text:p text:style-name="P4">¾ tsp<text:tab/><text:tab/><text:tab/>salt</text:p>
      <text:p text:style-name="P4">1 ½ to 2 tbsp<text:tab/><text:tab/><text:tab/>water</text:p>
      <text:p text:style-name="P1"/>
      <text:p text:style-name="P2">Cooking Instructions:</text:p>
      <text:p text:style-name="P4">Combine salt and flour and pour on your work surface, make a well</text:p>
      <text:p text:style-name="P4">Combine egg and water, and pour into the flour well</text:p>
      <text:p text:style-name="P4">using a fork, slowly mix the egg, pulling in a little bit of the flour at a time, until the mixture starts getting thick. Using your hand, collapse the well onto the egg mixture and squish.</text:p>
      <text:p text:style-name="P4">As the dough starts to form, switch from a squishing motion to a kneading motion. Sometimes the dough just never comes together, don’t worry just do it again.</text:p>
      <text:p text:style-name="P5">Kneed the dough 5 minutes and let rest 30 – 120 minutes.</text:p>
      <text:p text:style-name="P5"/>
      <text:p text:style-name="P5">Roll out thin and slice into noodles</text:p>
      <text:p text:style-name="P5"/>
      <text:p text:style-name="P5">you’re on your own from he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3:42:31.572000000</meta:creation-date>
    <meta:editing-duration>PT8M4S</meta:editing-duration>
    <meta:editing-cycles>2</meta:editing-cycles>
    <meta:generator>LibreOffice/6.1.4.2$Windows_X86_64 LibreOffice_project/9d0f32d1f0b509096fd65e0d4bec26ddd1938fd3</meta:generator>
    <dc:date>2020-03-27T14:00:46.056000000</dc:date>
    <meta:document-statistic meta:table-count="0" meta:image-count="0" meta:object-count="0" meta:page-count="1" meta:paragraph-count="15" meta:word-count="131" meta:character-count="689" meta:non-whitespace-character-count="561"/>
  </office:meta>
</office:document-meta>
</file>